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 fo:color="#C9211E"/>
    </style:style>
    <style:style style:name="P4" style:parent-style-name="Standard" style:family="paragraph"/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Textbody" style:family="paragraph"/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size="11pt" style:font-size-asian="11pt"/>
    </style:style>
    <style:style style:name="T10" style:parent-style-name="Policepardéfaut" style:family="text">
      <style:text-properties fo:font-size="11pt" style:font-size-asian="11pt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 fo:color="#FF0000" fo:background-color="#FFFF00"/>
    </style:style>
    <style:style style:name="T13" style:parent-style-name="Policepardéfaut" style:family="text">
      <style:text-properties fo:color="#FF0000" fo:background-color="#FFFF00"/>
    </style:style>
    <style:style style:name="TableColumn15" style:family="table-column">
      <style:table-column-properties style:column-width="1.375in" style:use-optimal-column-width="false"/>
    </style:style>
    <style:style style:name="TableColumn16" style:family="table-column">
      <style:table-column-properties style:column-width="4.4166in" style:use-optimal-column-width="false"/>
    </style:style>
    <style:style style:name="TableColumn17" style:family="table-column">
      <style:table-column-properties style:column-width="1.9687in" style:use-optimal-column-width="false"/>
    </style:style>
    <style:style style:name="TableColumn18" style:family="table-column">
      <style:table-column-properties style:column-width="3.8958in" style:use-optimal-column-width="false"/>
    </style:style>
    <style:style style:name="Table14" style:family="table">
      <style:table-properties style:width="11.6562in" fo:margin-left="-0.5798in" table:align="left"/>
    </style:style>
    <style:style style:name="TableRow19" style:family="table-row">
      <style:table-row-properties style:min-row-height="0.6326in" style:use-optimal-row-height="false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1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32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33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1pt" style:font-size-asian="11pt" style:font-size-complex="11pt"/>
    </style:style>
    <style:style style:name="P36" style:parent-style-name="TableContents" style:family="paragraph">
      <style:text-properties fo:font-size="11pt" style:font-size-asian="11pt" style:font-size-complex="11pt"/>
    </style:style>
    <style:style style:name="P37" style:parent-style-name="TableContents" style:family="paragraph">
      <style:text-properties fo:font-size="11pt" style:font-size-asian="11pt" style:font-size-complex="11pt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11pt" style:font-size-asian="11pt" style:font-size-complex="11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4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4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11pt" style:font-size-asian="11pt" style:font-size-complex="11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11pt" style:font-size-asian="11pt" style:font-size-complex="11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5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5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11pt" style:font-size-asian="11pt" style:font-size-complex="11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11pt" style:font-size-asian="11pt" style:font-size-complex="11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6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68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6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11pt" style:font-size-asian="11pt" style:font-size-complex="11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11pt" style:font-size-asian="11pt" style:font-size-complex="11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8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7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80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11pt" style:font-size-asian="11pt" style:font-size-complex="11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11pt" style:font-size-asian="11pt" style:font-size-complex="11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90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91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11pt" style:font-size-asian="11pt" style:font-size-complex="11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size="11pt" style:font-size-asian="11pt" style:font-size-complex="11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0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01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02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11pt" style:font-size-asian="11pt" style:font-size-complex="11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11pt" style:font-size-asian="11pt" style:font-size-complex="11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1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12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13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1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size="11pt" style:font-size-asian="11pt" style:font-size-complex="11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11pt" style:font-size-asian="11pt" style:font-size-complex="11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3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2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2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2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fo:font-size="11pt" style:font-size-asian="11pt" style:font-size-complex="11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font-size="11pt" style:font-size-asian="11pt" style:font-size-complex="11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36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3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size="11pt" style:font-size-asian="11pt" style:font-size-complex="11pt"/>
    </style:style>
    <style:style style:name="P140" style:parent-style-name="TableContents" style:family="paragraph">
      <style:text-properties fo:font-size="11pt" style:font-size-asian="11pt" style:font-size-complex="11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fo:font-size="11pt" style:font-size-asian="11pt" style:font-size-complex="11pt"/>
    </style:style>
    <style:style style:name="P145" style:parent-style-name="TableContents" style:family="paragraph">
      <style:text-properties fo:font-size="11pt" style:font-size-asian="11pt" style:font-size-complex="11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8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4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50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font-size="11pt" style:font-size-asian="11pt" style:font-size-complex="11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font-size="11pt" style:font-size-asian="11pt" style:font-size-complex="11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60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61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font-size="11pt" style:font-size-asian="11pt" style:font-size-complex="11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font-size="11pt" style:font-size-asian="11pt" style:font-size-complex="11pt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font-size="11pt" style:font-size-asian="11pt" style:font-size-complex="11pt"/>
    </style:style>
    <style:style style:name="P168" style:parent-style-name="Textbody" style:family="paragraph">
      <style:text-properties fo:font-size="2pt" style:font-size-asian="2pt" style:font-size-complex="2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-0.56653in" svg:y="-0.42717in" svg:width="0.89567in" svg:height="0.3126in" style:rel-width="scale" style:rel-height="scale"><draw:image xlink:href="media/image1.png" xlink:type="simple" xlink:show="embed" xlink:actuate="onLoad"/><svg:title/><svg:desc/></draw:frame>TÂCHES EFFECTUÉES ET INVESTISSEMENT</text:p>
      <text:p text:style-name="Sous-titre">FICHE INDIVIDUELLE</text:p>
      <text:p text:style-name="Standard">Voici une grille permettant d’<text:span text:style-name="T2">i</text:span><text:span text:style-name="T3">ndiquer les tâches de chaque membre du groupe et son investissement</text:span><text:s/>dans le projet tuteuré. Pour le pourcentage, il faut tenir compte de deux choses :</text:p>
      <text:list text:style-name="LFO2" text:continue-numbering="true">
        <text:list-item>
          <text:list>
            <text:list-item>
              <text:list>
                <text:list-item>
                  <text:p text:style-name="P4">essentiellement<text:s/><text:span text:style-name="T5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6">et<text:s/><text:span text:style-name="T7">situer quelque peu</text:span><text:span text:style-name="T8"><text:s/>cet investissement par rapport à celui des autres</text:span><text:s/>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Textbody">Chaque membre du groupe (y compris l<text:span text:style-name="T9">a</text:span><text:s/>ou l<text:span text:style-name="T10">e</text:span><text:s/>chef·fe de projet) la remplit individuellement.</text:p>
      <text:p text:style-name="Textbody">Chaque<text:s/>membre du groupe<text:span text:style-name="T11"><text:s/>la transmet à la cheffe ou au chef de projet<text:s/></text:span><text:span text:style-name="T12">au plus tard à 16 h le jour d’envoi du mail</text:span><text:span text:style-name="T13"><text:s/></text:span>au ou à la professeur·e référent·e.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Dates d’envoi des mails</text:p>
          </table:table-cell>
          <table:table-cell table:style-name="TableCell22">
            <text:p text:style-name="P23">Tâches réalisées par vous dans la semaine<text:s/><text:line-break/>(soyez précis·e)</text:p>
          </table:table-cell>
          <table:table-cell table:style-name="TableCell24">
            <text:p text:style-name="P25">Investissement dans le projet<text:s/>tuteuré</text:p>
            <text:p text:style-name="P26">(en pourcentage)</text:p>
          </table:table-cell>
          <table:table-cell table:style-name="TableCell27">
            <text:p text:style-name="P28">Remarques</text:p>
          </table:table-cell>
        </table:table-row>
        <table:table-row table:style-name="TableRow29">
          <table:table-cell table:style-name="TableCell30">
            <text:p text:style-name="TableContents"><text:span text:style-name="T31">2</text:span><text:span text:style-name="T32">/10/</text:span><text:span text:style-name="T33">2020</text:span></text:p>
          </table:table-cell>
          <table:table-cell table:style-name="TableCell34">
            <text:p text:style-name="P35">Travail sur le diagramme de navigation. Réalisation des premières esquisses de diagrammes.</text:p>
            <text:p text:style-name="P36">Recherche sur le gabarit et les tracés d’écran pour le site internet.</text:p>
            <text:p text:style-name="P37">Essais de création de maquette du site<text:s/>Internet.</text:p>
          </table:table-cell>
          <table:table-cell table:style-name="TableCell38">
            <text:p text:style-name="P39">25 %</text:p>
          </table:table-cell>
          <table:table-cell table:style-name="TableCell40">
            <text:p text:style-name="P41">Le diagramme de navigation est une tâche simple cependant la concertation avec l’équipe est importante.</text:p>
          </table:table-cell>
        </table:table-row>
        <table:table-row table:style-name="TableRow42">
          <table:table-cell table:style-name="TableCell43">
            <text:p text:style-name="TableContents"><text:span text:style-name="T44">9</text:span><text:span text:style-name="T45">/10/</text:span><text:span text:style-name="T46">2020</text:span></text:p>
          </table:table-cell>
          <table:table-cell table:style-name="TableCell47">
            <text:p text:style-name="P48">Proposition des maquettes de la page d’accueil et des pages de Grandes Parties au groupe, après quelques remarques j’ai<text:s/>apporté des modifications aux maquettes. De plus j’ai commencé à me renseigner sur bootstrap, dans l’objectif de l’utiliser pour le développement du site web.</text:p>
          </table:table-cell>
          <table:table-cell table:style-name="TableCell49">
            <text:p text:style-name="P50">25 %</text:p>
          </table:table-cell>
          <table:table-cell table:style-name="TableCell51">
            <text:p text:style-name="P52">Le travail de réalisation de maquette est difficile car il faut que les maquettes plaisent à<text:s/>tout le monde. Cependant nous avons trouvé des schémas correspondant aux attentes de tous.</text:p>
          </table:table-cell>
        </table:table-row>
        <table:table-row table:style-name="TableRow53">
          <table:table-cell table:style-name="TableCell54">
            <text:p text:style-name="TableContents"><text:span text:style-name="T55">16</text:span><text:span text:style-name="T56">/10/</text:span><text:span text:style-name="T57">2020</text:span></text:p>
          </table:table-cell>
          <table:table-cell table:style-name="TableCell58">
            <text:p text:style-name="P59">Réalisation de la charte graphique. Sélection couleurs, images et édition des styles.</text:p>
          </table:table-cell>
          <table:table-cell table:style-name="TableCell60">
            <text:p text:style-name="P61">25 %</text:p>
          </table:table-cell>
          <table:table-cell table:style-name="TableCell62">
            <text:p text:style-name="P63">Pas de difficulté, la seule chose dont nous avons<text:s/>besoin c’est de se concerter pour que nous soyons tous d’accord de la forme et du rendu du site internet, pour enfin commencer la création du site internet, qui est <text:s/>la partie majeur du projet.</text:p>
          </table:table-cell>
        </table:table-row>
        <text:soft-page-break/>
        <table:table-row table:style-name="TableRow64">
          <table:table-cell table:style-name="TableCell65">
            <text:p text:style-name="TableContents"><text:span text:style-name="T66">2</text:span><text:span text:style-name="T67">3</text:span><text:span text:style-name="T68">/10/</text:span><text:span text:style-name="T69">2020</text:span></text:p>
          </table:table-cell>
          <table:table-cell table:style-name="TableCell70">
            <text:p text:style-name="P71">Semaine partiel. Réalisation de la charte<text:s/>grapique. Sélecion couleurs, images et edition des styles.</text:p>
          </table:table-cell>
          <table:table-cell table:style-name="TableCell72">
            <text:p text:style-name="P73">30 % de la tâche réalisée</text:p>
          </table:table-cell>
          <table:table-cell table:style-name="TableCell74">
            <text:p text:style-name="P75">Peu de travail réalisé cette semaine sur le projet tutoré. Cependant je vais profiter des vacances pour rattraper le petit retard que j’ai pris cette semaine pour réviser<text:s/>les partiels.</text:p>
          </table:table-cell>
        </table:table-row>
        <table:table-row table:style-name="TableRow76">
          <table:table-cell table:style-name="TableCell77">
            <text:p text:style-name="TableContents"><text:span text:style-name="T78">30</text:span><text:span text:style-name="T79">/10/</text:span><text:span text:style-name="T80">2020</text:span></text:p>
          </table:table-cell>
          <table:table-cell table:style-name="TableCell81">
            <text:p text:style-name="P82">Finalisation de la charte graphique</text:p>
          </table:table-cell>
          <table:table-cell table:style-name="TableCell83">
            <text:p text:style-name="P84">90 %</text:p>
          </table:table-cell>
          <table:table-cell table:style-name="TableCell85">
            <text:p text:style-name="P86">Attente de validation de mes collègues pour passer à l’étape suivante.</text:p>
          </table:table-cell>
        </table:table-row>
        <table:table-row table:style-name="TableRow87">
          <table:table-cell table:style-name="TableCell88">
            <text:p text:style-name="TableContents"><text:span text:style-name="T89">6</text:span><text:span text:style-name="T90">/11/</text:span><text:span text:style-name="T91">2020</text:span></text:p>
          </table:table-cell>
          <table:table-cell table:style-name="TableCell92">
            <text:p text:style-name="P93">Réalisation du prototype du site web</text:p>
          </table:table-cell>
          <table:table-cell table:style-name="TableCell94">
            <text:p text:style-name="P95">5 %</text:p>
          </table:table-cell>
          <table:table-cell table:style-name="TableCell96">
            <text:p text:style-name="P97">Début du code du site web à l’aide de Bootstrap.</text:p>
          </table:table-cell>
        </table:table-row>
        <table:table-row table:style-name="TableRow98">
          <table:table-cell table:style-name="TableCell99">
            <text:p text:style-name="TableContents"><text:span text:style-name="T100"><text:s/>13</text:span><text:span text:style-name="T101">/11/</text:span><text:span text:style-name="T102">2020</text:span></text:p>
          </table:table-cell>
          <table:table-cell table:style-name="TableCell103">
            <text:p text:style-name="P104">Développement du site Internet / utilisation de bootstrap.</text:p>
          </table:table-cell>
          <table:table-cell table:style-name="TableCell105">
            <text:p text:style-name="P106">15 %</text:p>
          </table:table-cell>
          <table:table-cell table:style-name="TableCell107">
            <text:p text:style-name="P108">Nous avons appris en cours à utiliser Bootstrap, nous commençons donc à l’utiliser dans notre code. Même si pour la plupart dans ce groupe nous sommes encore des novices.</text:p>
          </table:table-cell>
        </table:table-row>
        <table:table-row table:style-name="TableRow109">
          <table:table-cell table:style-name="TableCell110">
            <text:p text:style-name="TableContents"><text:span text:style-name="T111">2</text:span><text:span text:style-name="T112">0</text:span><text:span text:style-name="T113">/11/</text:span><text:span text:style-name="T114">2020</text:span></text:p>
          </table:table-cell>
          <table:table-cell table:style-name="TableCell115">
            <text:p text:style-name="P116">Création<text:s/>des pages du site internet / templates en html</text:p>
          </table:table-cell>
          <table:table-cell table:style-name="TableCell117">
            <text:p text:style-name="P118">25 %</text:p>
          </table:table-cell>
          <table:table-cell table:style-name="TableCell119">
            <text:p text:style-name="P120">La prochaine étape est de donner forme au site avec le PHP et le CSS</text:p>
          </table:table-cell>
        </table:table-row>
        <table:table-row table:style-name="TableRow121">
          <table:table-cell table:style-name="TableCell122">
            <text:p text:style-name="TableContents"><text:span text:style-name="T123">2</text:span><text:span text:style-name="T124">7</text:span><text:span text:style-name="T125">/11/</text:span><text:span text:style-name="T126">2020</text:span></text:p>
          </table:table-cell>
          <table:table-cell table:style-name="TableCell127">
            <text:p text:style-name="P128">Réalisation de la forme du site avec CSS</text:p>
          </table:table-cell>
          <table:table-cell table:style-name="TableCell129">
            <text:p text:style-name="P130">40 %</text:p>
          </table:table-cell>
          <table:table-cell table:style-name="TableCell131">
            <text:p text:style-name="P132">Recherches dans la documentation Bootstrap</text:p>
          </table:table-cell>
        </table:table-row>
        <table:table-row table:style-name="TableRow133">
          <table:table-cell table:style-name="TableCell134">
            <text:p text:style-name="TableContents"><text:span text:style-name="T135">4</text:span><text:span text:style-name="T136">/12/</text:span><text:span text:style-name="T137">2020</text:span></text:p>
          </table:table-cell>
          <table:table-cell table:style-name="TableCell138">
            <text:p text:style-name="P139">Retouche sur la<text:s/>page Index.php + commencement de la réalisation du formulaire de contact en php.</text:p>
            <text:p text:style-name="P140">Recherches sur la façon de faire pour envoyer des mails depuis notre formulaire de contact</text:p>
          </table:table-cell>
          <table:table-cell table:style-name="TableCell141">
            <text:p text:style-name="P142">60 %</text:p>
          </table:table-cell>
          <table:table-cell table:style-name="TableCell143">
            <text:p text:style-name="P144"/>
            <text:p text:style-name="P145">Une fois le formulaire terminé il nous faudra faire une session de test pour nous assurer que notre formulaire est fonctionnel.</text:p>
          </table:table-cell>
        </table:table-row>
        <table:table-row table:style-name="TableRow146">
          <table:table-cell table:style-name="TableCell147">
            <text:p text:style-name="TableContents"><text:span text:style-name="T148">11</text:span><text:span text:style-name="T149">/12/</text:span><text:span text:style-name="T150">2020</text:span></text:p>
          </table:table-cell>
          <table:table-cell table:style-name="TableCell151">
            <text:p text:style-name="P152">Formulaire de contact fontionnel sous localhost, mais non fonctionnel sur heroku, mail envoyé à Mr Millet pour voir comment faire. <text:s/></text:p>
          </table:table-cell>
          <table:table-cell table:style-name="TableCell153">
            <text:p text:style-name="P154">70%</text:p>
          </table:table-cell>
          <table:table-cell table:style-name="TableCell155">
            <text:p text:style-name="P156">Il nous faut encore finir les pages du site internet et rendre fonctionnel le mailer sur Heroku là ou notre site est hébergé pour le moment.</text:p>
          </table:table-cell>
        </table:table-row>
        <table:table-row table:style-name="TableRow157">
          <table:table-cell table:style-name="TableCell158">
            <text:p text:style-name="TableContents"><text:span text:style-name="T159">18</text:span><text:span text:style-name="T160">/12/</text:span><text:span text:style-name="T161">2020</text:span>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</table:table>
      <text:p text:style-name="P1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text-align="justify" fo:margin-top="0.1965in" fo:margin-bottom="0.043in"/>
      <style:text-properties style:font-name="Linux Biolinum O" style:font-name-asian="Linux Biolinum O" style:font-name-complex="Linux Biolinum O" style:font-weight-complex="bold" fo:color="#000099" fo:font-size="18pt" style:font-size-asian="18pt" fo:hyphenate="false"/>
    </style:style>
    <style:style style:name="Titre2" style:display-name="Titre 2" style:family="paragraph" style:parent-style-name="Heading" style:next-style-name="Textbody" style:default-outline-level="2">
      <style:paragraph-properties fo:text-align="justify" fo:margin-top="0.1576in" fo:margin-bottom="0.043in"/>
      <style:text-properties fo:font-style="italic" style:font-style-asian="italic" style:font-style-complex="italic" fo:color="#0000CC" fo:font-size="16pt" style:font-size-asian="16pt" fo:hyphenate="false"/>
    </style:style>
    <style:style style:name="Titre3" style:display-name="Titre 3" style:family="paragraph" style:parent-style-name="Heading" style:next-style-name="Textbody" style:default-outline-level="3">
      <style:paragraph-properties fo:text-align="justify" fo:margin-top="0.118in" fo:margin-bottom="0.043in"/>
      <style:text-properties style:font-weight-complex="bold" fo:color="#0000FF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0395in" fo:text-indent="0.5513in"/>
      <style:text-properties style:font-name="DejaVu Sans" style:font-name-asian="DejaVu Sans" style:font-name-complex="DejaVu Sans" fo:font-size="11pt" style:font-size-asian="11pt"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text-indent="0in"/>
      <style:text-properties style:font-name="Liberation Sans" style:font-name-asian="WenQuanYi Zen Hei" style:font-name-complex="FreeSans" fo:font-weight="bold" style:font-weight-asian="bold" fo:color="#000066" fo:font-size="26pt" style:font-size-asian="26pt" style:font-size-complex="14pt" fo:hyphenate="false"/>
    </style:style>
    <style:style style:name="Textbody" style:display-name="Text body" style:family="paragraph" style:parent-style-name="Standard">
      <style:paragraph-properties fo:margin-bottom="0.0784in"/>
      <style:text-properties fo:font-size="10.5pt" style:font-size-asian="10.5pt"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 fo:text-indent="0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text-properties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margin-top="0.0395in" fo:margin-bottom="0.118in"/>
      <style:text-properties fo:font-size="22pt" style:font-size-asian="22pt" style:font-size-complex="1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10.5pt" style:font-size-asian="10.5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itreindex" style:display-name="Titre index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395in" fo:margin-bottom="0in" fo:text-indent="0in">
        <style:tab-stops>
          <style:tab-stop style:type="right" style:leader-style="dotted" style:leader-text="." style:position="7.0875in"/>
        </style:tab-stops>
      </style:paragraph-properties>
      <style:text-properties fo:font-weight="bold" style:font-weight-asian="bold" fo:font-size="11pt" style:font-size-asian="11pt" fo:hyphenate="false"/>
    </style:style>
    <style:style style:name="Contents2" style:display-name="Contents 2" style:family="paragraph" style:parent-style-name="Index">
      <style:paragraph-properties fo:margin-left="0.1965in" fo:text-indent="0in">
        <style:tab-stops>
          <style:tab-stop style:type="right" style:leader-style="dotted" style:leader-text="." style:position="6.8909in"/>
        </style:tab-stops>
      </style:paragraph-properties>
      <style:text-properties fo:font-size="10.5pt" style:font-size-asian="10.5pt" fo:hyphenate="false"/>
    </style:style>
    <style:style style:name="Contents3" style:display-name="Contents 3" style:family="paragraph" style:parent-style-name="Index">
      <style:paragraph-properties fo:margin-left="0.393in" fo:text-indent="0in">
        <style:tab-stops>
          <style:tab-stop style:type="right" style:leader-style="dotted" style:leader-text="." style:position="6.6944in"/>
        </style:tab-stops>
      </style:paragraph-properties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 fo:text-indent="0in"/>
      <style:text-properties fo:font-size="10.5pt" style:font-size-asian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5118in" fo:margin-left="0.5902in" fo:margin-bottom="0.5118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ours</dc:title>
    <dc:creator>wankertyboniver@gmail.com</dc:creator>
    <meta:creation-date>2017-06-23T16:58:00Z</meta:creation-date>
    <dc:date>2020-12-11T14:36:00Z</dc:date>
    <meta:template xlink:href="cours1.ott" xlink:type="simple"/>
    <meta:editing-cycles>35</meta:editing-cycles>
    <meta:editing-duration>PT16500S</meta:editing-duration>
    <meta:document-statistic meta:page-count="2" meta:paragraph-count="7" meta:word-count="583" meta:character-count="3787" meta:row-count="26" meta:non-whitespace-character-count="3211"/>
  </office:meta>
</office:document-meta>
</file>